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USE YOUR HAGOLEM LOGO</text:p>
      <text:p text:style-name="P1">Complete Guide for LibreOffice, Websites, Email, and More</text:p>
      <text:p text:style-name="P1"/>
      <text:p text:style-name="P1">=================================================================</text:p>
      <text:p text:style-name="P1">TABLE OF CONTENTS</text:p>
      <text:p text:style-name="P1">=================================================================</text:p>
      <text:p text:style-name="P1"/>
      <text:p text:style-name="P1">I. IN LIBREOFFICE (Documents, Presentations, Spreadsheets)</text:p>
      <text:p text:style-name="P1">II. ON YOUR WEBSITE</text:p>
      <text:p text:style-name="P1">III. IN EMAIL SIGNATURES</text:p>
      <text:p text:style-name="P1">IV. BUSINESS CARDS</text:p>
      <text:p text:style-name="P1">V. SOCIAL MEDIA</text:p>
      <text:p text:style-name="P1">VI. POWERPOINT/GOOGLE SLIDES</text:p>
      <text:p text:style-name="P1">VII. BEST PRACTICES &amp; SIZING</text:p>
      <text:p text:style-name="P1">VIII. FOR PRINTING</text:p>
      <text:p text:style-name="P1">IX. QUICK START CHECKLIST</text:p>
      <text:p text:style-name="P1"/>
      <text:p text:style-name="P1">=================================================================</text:p>
      <text:p text:style-name="P1">I. IN LIBREOFFICE</text:p>
      <text:p text:style-name="P1">=================================================================</text:p>
      <text:p text:style-name="P1"/>
      <text:p text:style-name="P1">-------------------</text:p>
      <text:p text:style-name="P1">LIBREOFFICE WRITER (Documents)</text:p>
      <text:p text:style-name="P1">-------------------</text:p>
      <text:p text:style-name="P1"/>
      <text:p text:style-name="P1">STEP 1: Insert the logo</text:p>
      <text:p text:style-name="P1">1. Open your LibreOffice Writer document</text:p>
      <text:p text:style-name="P1">2. Click **Insert** → **Image**</text:p>
      <text:p text:style-name="P1">3. Browse to where you saved the logo (HaGOLEM-Logo-Original.jpg)</text:p>
      <text:p text:style-name="P1">4. Click **Open**</text:p>
      <text:p text:style-name="P1"/>
      <text:p text:style-name="P1">STEP 2: Resize and position</text:p>
      <text:p text:style-name="P1">1. Click on the logo to select it</text:p>
      <text:p text:style-name="P1">2. Drag the corner handles to resize (hold Shift to keep proportions)</text:p>
      <text:p text:style-name="P1">3. Right-click → **Wrap** → **Optimal Page Wrap** (so text flows around it)</text:p>
      <text:p text:style-name="P1">4. Drag it to where you want it (usually top left or center)</text:p>
      <text:p text:style-name="P1"/>
      <text:p text:style-name="P1">STEP 3: Lock it in place (optional)</text:p>
      <text:p text:style-name="P1">1. Right-click on logo → **Anchor** → **To Page**</text:p>
      <text:p text:style-name="P1">2. This keeps it in the same spot on every page</text:p>
      <text:p text:style-name="P1"/>
      <text:p text:style-name="P1">PRO TIP: Create a letterhead template</text:p>
      <text:p text:style-name="P1">- Insert logo once at top</text:p>
      <text:p text:style-name="P1">- Add your contact info in footer</text:p>
      <text:p text:style-name="P1">- Save as "HaGOLEM-Letterhead.odt"</text:p>
      <text:p text:style-name="P1">- Use for all official documents</text:p>
      <text:p text:style-name="P1"/>
      <text:p text:style-name="P1">-------------------</text:p>
      <text:p text:style-name="P1">LIBREOFFICE IMPRESS (Presentations)</text:p>
      <text:p text:style-name="P1">-------------------</text:p>
      <text:p text:style-name="P1"/>
      <text:p text:style-name="P1">STEP 1: Add to slide</text:p>
      <text:p text:style-name="P1">1. Open LibreOffice Impress</text:p>
      <text:p text:style-name="P1">2. Click **Insert** → **Image**</text:p>
      <text:p text:style-name="P1">3. Select your logo file</text:p>
      <text:p text:style-name="P1">4. Click **Open**</text:p>
      <text:p text:style-name="P1"/>
      <text:p text:style-name="P1">STEP 2: Position on slide</text:p>
      <text:p text:style-name="P1">1. Drag to position (usually top left or center)</text:p>
      <text:p text:style-name="P1">2. Resize by dragging corners</text:p>
      <text:p text:style-name="P1"/>
      <text:p text:style-name="P1">STEP 3: Add to ALL slides automatically (Master Slide)</text:p>
      <text:p text:style-name="P1">1. Click **View** → **Master Slide**</text:p>
      <text:p text:style-name="P1">2. Insert logo on the master slide</text:p>
      <text:p text:style-name="P1">3. Position where you want it on every slide</text:p>
      <text:p text:style-name="P1">4. Click **View** → **Normal** (or close Master View)</text:p>
      <text:p text:style-name="P1">5. Logo now appears on every slide automatically!</text:p>
      <text:p text:style-name="P1"/>
      <text:p text:style-name="P1">PRO TIP: Create presentation template</text:p>
      <text:p text:style-name="P1">- Set up master slide with logo</text:p>
      <text:p text:style-name="P1">- Create title slide, content slide templates</text:p>
      <text:p text:style-name="P1">- Save as "HaGOLEM-Presentation.odp"</text:p>
      <text:p text:style-name="P1">- Use for all investor pitches</text:p>
      <text:p text:style-name="P1"/>
      <text:p text:style-name="P1">-------------------</text:p>
      <text:p text:style-name="P1">LIBREOFFICE CALC (Spreadsheets)</text:p>
      <text:p text:style-name="P1">-------------------</text:p>
      <text:p text:style-name="P1"/>
      <text:p text:style-name="P1">Same as Writer:</text:p>
      <text:p text:style-name="P1">1. Click **Insert** → **Image**</text:p>
      <text:p text:style-name="P1">2. Select logo file</text:p>
      <text:p text:style-name="P1">3. Click **Open**</text:p>
      <text:p text:style-name="P1">4. Position and resize</text:p>
      <text:p text:style-name="P1">5. Right-click → **Anchor** → **To Page** (keeps it in place when scrolling)</text:p>
      <text:p text:style-name="P1"/>
      <text:p text:style-name="P1">=================================================================</text:p>
      <text:p text:style-name="P1">II. ON YOUR WEBSITE (mayyamw.com)</text:p>
      <text:p text:style-name="P1">=================================================================</text:p>
      <text:p text:style-name="P1"/>
      <text:p text:style-name="P1">-------------------</text:p>
      <text:p text:style-name="P1">OPTION 1: Simple Upload (Most Common)</text:p>
      <text:p text:style-name="P1">-------------------</text:p>
      <text:p text:style-name="P1"/>
      <text:p text:style-name="P1">1. Log into your website admin panel</text:p>
      <text:p text:style-name="P1">2. Find "Media", "Files", or "Upload Files" section</text:p>
      <text:p text:style-name="P1">3. Upload HaGOLEM-Logo-Original.jpg</text:p>
      <text:p text:style-name="P1">4. Copy the image URL (usually something like: https://www.mayyamw.com/images/logo.jpg)</text:p>
      <text:p text:style-name="P1">5. Add to your header using HTML code:</text:p>
      <text:p text:style-name="P1"><text:soft-page-break/></text:p>
      <text:p text:style-name="P1">```html</text:p>
      <text:p text:style-name="P1">&lt;img src="https://www.mayyamw.com/images/HaGOLEM-Logo-Original.jpg" alt="HaGOLEM Logo" width="200"&gt;</text:p>
      <text:p text:style-name="P1">```</text:p>
      <text:p text:style-name="P1"/>
      <text:p text:style-name="P1">-------------------</text:p>
      <text:p text:style-name="P1">OPTION 2: In Your Existing HTML Pages</text:p>
      <text:p text:style-name="P1">-------------------</text:p>
      <text:p text:style-name="P1"/>
      <text:p text:style-name="P1">If you're editing the HTML files I created for you (Executive Summary, Story):</text:p>
      <text:p text:style-name="P1"/>
      <text:p text:style-name="P1">1. Save logo to the same folder as your HTML files</text:p>
      <text:p text:style-name="P1">2. Add this code in the &lt;header&gt; section where you want the logo:</text:p>
      <text:p text:style-name="P1"/>
      <text:p text:style-name="P1">```html</text:p>
      <text:p text:style-name="P1">&lt;div style="text-align: center; padding: 20px;"&gt;</text:p>
      <text:p text:style-name="P1"><text:s text:c="4"/>&lt;img src="HaGOLEM-Logo-Original.jpg" alt="HaGOLEM Logo" style="width: 250px; max-width: 100%;"&gt;</text:p>
      <text:p text:style-name="P1">&lt;/div&gt;</text:p>
      <text:p text:style-name="P1">```</text:p>
      <text:p text:style-name="P1"/>
      <text:p text:style-name="P1">3. Save the HTML file</text:p>
      <text:p text:style-name="P1">4. Upload to your website</text:p>
      <text:p text:style-name="P1"/>
      <text:p text:style-name="P1">-------------------</text:p>
      <text:p text:style-name="P1">OPTION 3: As Favicon (Website Tab Icon)</text:p>
      <text:p text:style-name="P1">-------------------</text:p>
      <text:p text:style-name="P1"/>
      <text:p text:style-name="P1">1. Use the SQUARE ICON version of your logo</text:p>
      <text:p text:style-name="P1">2. Resize to 32x32 pixels or 64x64 pixels</text:p>
      <text:p text:style-name="P1">3. Save as "favicon.png"</text:p>
      <text:p text:style-name="P1">4. Add this code in the &lt;head&gt; section of your HTML:</text:p>
      <text:p text:style-name="P1"/>
      <text:p text:style-name="P1">```html</text:p>
      <text:p text:style-name="P1">&lt;link rel="icon" type="image/png" href="favicon.png"&gt;</text:p>
      <text:p text:style-name="P1">```</text:p>
      <text:p text:style-name="P1"/>
      <text:p text:style-name="P1">-------------------</text:p>
      <text:p text:style-name="P1">WHICH LOGO VERSION FOR WEBSITE?</text:p>
      <text:p text:style-name="P1">-------------------</text:p>
      <text:p text:style-name="P1"/>
      <text:p text:style-name="P1">- **Header (horizontal space):** Horizontal layout version</text:p>
      <text:p text:style-name="P1">- **Top center:** Full logo with circle</text:p>
      <text:p text:style-name="P1">- **Favicon (tab icon):** Square icon version (small, no text)</text:p>
      <text:p text:style-name="P1">- **Footer:** Text-only wordmark or horizontal layout</text:p>
      <text:p text:style-name="P1"/>
      <text:p text:style-name="P1">=================================================================</text:p>
      <text:p text:style-name="P1">III. IN EMAIL SIGNATURES</text:p>
      <text:p text:style-name="P1">=================================================================</text:p>
      <text:p text:style-name="P1"/>
      <text:p text:style-name="P1">-------------------</text:p>
      <text:p text:style-name="P1">GMAIL</text:p>
      <text:p text:style-name="P1">-------------------</text:p>
      <text:p text:style-name="P1"/>
      <text:p text:style-name="P1">STEP 1: Upload logo to web</text:p>
      <text:p text:style-name="P1">First, you need the logo hosted online. Options:</text:p>
      <text:p text:style-name="P1">a) Upload to your website and get URL</text:p>
      <text:p text:style-name="P1">b) Upload to Google Drive, get shareable link</text:p>
      <text:p text:style-name="P1">c) Use Imgur.com (free image hosting)</text:p>
      <text:p text:style-name="P1"/>
      <text:p text:style-name="P1">STEP 2: Add to Gmail signature</text:p>
      <text:p text:style-name="P1">1. Open Gmail</text:p>
      <text:p text:style-name="P1">2. Click Settings (gear icon) → **See all settings**</text:p>
      <text:p text:style-name="P1">3. Scroll to **Signature** section</text:p>
      <text:p text:style-name="P1">4. Click image icon 📷</text:p>
      <text:p text:style-name="P1">5. Enter the URL of your logo OR upload directly</text:p>
      <text:p text:style-name="P1">6. Resize to about 150-200px wide</text:p>
      <text:p text:style-name="P1">7. Add your contact info below the logo:</text:p>
      <text:p text:style-name="P1"/>
      <text:p text:style-name="P1"><text:s text:c="3"/>Meir Niv</text:p>
      <text:p text:style-name="P1"><text:s text:c="3"/>Founder &amp; Chairman, HaGOLEM</text:p>
      <text:p text:style-name="P1"><text:s text:c="3"/>Email: [your email]</text:p>
      <text:p text:style-name="P1"><text:s text:c="3"/>Phone: [your phone]</text:p>
      <text:p text:style-name="P1"><text:s text:c="3"/>Website: mayyamw.com/hagolem</text:p>
      <text:p text:style-name="P1"/>
      <text:p text:style-name="P1">8. Scroll down and click **Save Changes**</text:p>
      <text:p text:style-name="P1"/>
      <text:p text:style-name="P1">-------------------</text:p>
      <text:p text:style-name="P1">OUTLOOK (Desktop)</text:p>
      <text:p text:style-name="P1">-------------------</text:p>
      <text:p text:style-name="P1"/>
      <text:p text:style-name="P1">1. Open Outlook</text:p>
      <text:p text:style-name="P1">2. Click **File** → **Options** → **Mail** → **Signatures**</text:p>
      <text:p text:style-name="P1">3. Click **New** to create new signature</text:p>
      <text:p text:style-name="P1">4. Name it "HaGOLEM"</text:p>
      <text:p text:style-name="P1">5. Click the image icon in the editor</text:p>
      <text:p text:style-name="P1">6. Browse to your logo file</text:p>
      <text:p text:style-name="P1">7. Insert and resize (150-200px wide)</text:p>
      <text:p text:style-name="P1">8. Add your contact text below</text:p>
      <text:p text:style-name="P1">9. Click **OK**</text:p>
      <text:p text:style-name="P1"/>
      <text:p text:style-name="P1">-------------------</text:p>
      <text:p text:style-name="P1">OUTLOOK (Web/Office 365)</text:p>
      <text:p text:style-name="P1">-------------------</text:p>
      <text:p text:style-name="P1"/>
      <text:p text:style-name="P1">1. Click Settings (gear icon) → **View all Outlook settings**</text:p>
      <text:p text:style-name="P1">2. Click **Compose and reply**</text:p>
      <text:p text:style-name="P1">3. Under **Email signature**, click image icon</text:p>
      <text:p text:style-name="P1">4. Upload your logo</text:p>
      <text:p text:style-name="P1"><text:soft-page-break/>5. Add contact text</text:p>
      <text:p text:style-name="P1">6. Click **Save**</text:p>
      <text:p text:style-name="P1"/>
      <text:p text:style-name="P1">-------------------</text:p>
      <text:p text:style-name="P1">RECOMMENDED EMAIL SIGNATURE LAYOUT</text:p>
      <text:p text:style-name="P1">-------------------</text:p>
      <text:p text:style-name="P1"/>
      <text:p text:style-name="P1">[Logo - 150px wide]</text:p>
      <text:p text:style-name="P1"/>
      <text:p text:style-name="P1">Meir Niv</text:p>
      <text:p text:style-name="P1">Founder &amp; Chairman, HaGOLEM</text:p>
      <text:p text:style-name="P1">Humanoid Operating System</text:p>
      <text:p text:style-name="P1"/>
      <text:p text:style-name="P1">📧 [your email]</text:p>
      <text:p text:style-name="P1">📱 [your phone]</text:p>
      <text:p text:style-name="P1">🌐 mayyamw.com/hagolem</text:p>
      <text:p text:style-name="P1">💹 Live Trading Proof: meirniv.pythonanywhere.com/orders</text:p>
      <text:p text:style-name="P1"/>
      <text:p text:style-name="P1">=================================================================</text:p>
      <text:p text:style-name="P1">IV. BUSINESS CARDS</text:p>
      <text:p text:style-name="P1">=================================================================</text:p>
      <text:p text:style-name="P1"/>
      <text:p text:style-name="P1">-------------------</text:p>
      <text:p text:style-name="P1">METHOD 1: LibreOffice Draw (Free)</text:p>
      <text:p text:style-name="P1">-------------------</text:p>
      <text:p text:style-name="P1"/>
      <text:p text:style-name="P1">STEP 1: Set up document</text:p>
      <text:p text:style-name="P1">1. Open LibreOffice Draw</text:p>
      <text:p text:style-name="P1">2. **File** → **Page Setup**</text:p>
      <text:p text:style-name="P1">3. Set size to standard business card:</text:p>
      <text:p text:style-name="P1"><text:s text:c="3"/>- Width: 3.5 inches (89mm)</text:p>
      <text:p text:style-name="P1"><text:s text:c="3"/>- Height: 2 inches (51mm)</text:p>
      <text:p text:style-name="P1"/>
      <text:p text:style-name="P1">STEP 2: Design front</text:p>
      <text:p text:style-name="P1">1. **Insert** → **Image** → Select your logo</text:p>
      <text:p text:style-name="P1">2. Position logo (usually top left or center)</text:p>
      <text:p text:style-name="P1">3. Resize to about 1 inch wide</text:p>
      <text:p text:style-name="P1">4. Add text boxes for:</text:p>
      <text:p text:style-name="P1"><text:s text:c="3"/>- Your name (large, bold)</text:p>
      <text:p text:style-name="P1"><text:s text:c="3"/>- Title: Founder &amp; Chairman</text:p>
      <text:p text:style-name="P1"><text:s text:c="3"/>- Company: HaGOLEM</text:p>
      <text:p text:style-name="P1"/>
      <text:p text:style-name="P1">STEP 3: Design back (optional)</text:p>
      <text:p text:style-name="P1">1. Insert new page</text:p>
      <text:p text:style-name="P1">2. Add contact information:</text:p>
      <text:p text:style-name="P1"><text:s text:c="3"/>- Email</text:p>
      <text:p text:style-name="P1"><text:s text:c="3"/>- Phone</text:p>
      <text:p text:style-name="P1"><text:s text:c="3"/>- Website</text:p>
      <text:p text:style-name="P1"><text:s text:c="3"/>- Tagline: "The Android for Humanoid Robots"</text:p>
      <text:p text:style-name="P1"/>
      <text:p text:style-name="P1">STEP 4: Export and print</text:p>
      <text:p text:style-name="P1">1. **File** → **Export as PDF**</text:p>
      <text:p text:style-name="P1">2. Save as "HaGOLEM-Business-Card.pdf"</text:p>
      <text:p text:style-name="P1">3. Send to printer (VistaPrint, Moo, local print shop)</text:p>
      <text:p text:style-name="P1"/>
      <text:p text:style-name="P1">-------------------</text:p>
      <text:p text:style-name="P1">METHOD 2: Online Tools (Easier)</text:p>
      <text:p text:style-name="P1">-------------------</text:p>
      <text:p text:style-name="P1"/>
      <text:p text:style-name="P1">**Canva.com (Free):**</text:p>
      <text:p text:style-name="P1">1. Go to canva.com</text:p>
      <text:p text:style-name="P1">2. Search "business card"</text:p>
      <text:p text:style-name="P1">3. Choose a template</text:p>
      <text:p text:style-name="P1">4. Upload your logo</text:p>
      <text:p text:style-name="P1">5. Customize text</text:p>
      <text:p text:style-name="P1">6. Download PDF</text:p>
      <text:p text:style-name="P1">7. Send to printer</text:p>
      <text:p text:style-name="P1"/>
      <text:p text:style-name="P1">**VistaPrint.com (Design &amp; Print):**</text:p>
      <text:p text:style-name="P1">1. Go to vistaprint.com</text:p>
      <text:p text:style-name="P1">2. Choose "Business Cards"</text:p>
      <text:p text:style-name="P1">3. Click "Upload your own design" OR use their designer</text:p>
      <text:p text:style-name="P1">4. Upload your logo</text:p>
      <text:p text:style-name="P1">5. Add text</text:p>
      <text:p text:style-name="P1">6. Order prints (ships to you)</text:p>
      <text:p text:style-name="P1"/>
      <text:p text:style-name="P1">**Moo.com (Premium Quality):**</text:p>
      <text:p text:style-name="P1">Similar to VistaPrint but higher quality printing</text:p>
      <text:p text:style-name="P1"/>
      <text:p text:style-name="P1">-------------------</text:p>
      <text:p text:style-name="P1">BUSINESS CARD INFORMATION TO INCLUDE</text:p>
      <text:p text:style-name="P1">-------------------</text:p>
      <text:p text:style-name="P1"/>
      <text:p text:style-name="P1">FRONT:</text:p>
      <text:p text:style-name="P1">- Logo (top or center)</text:p>
      <text:p text:style-name="P1">- Your Name (bold, large)</text:p>
      <text:p text:style-name="P1">- Title: Founder &amp; Chairman</text:p>
      <text:p text:style-name="P1">- Company: HaGOLEM</text:p>
      <text:p text:style-name="P1"/>
      <text:p text:style-name="P1">BACK:</text:p>
      <text:p text:style-name="P1">- Email</text:p>
      <text:p text:style-name="P1">- Phone</text:p>
      <text:p text:style-name="P1">- Website: mayyamw.com/hagolem</text:p>
      <text:p text:style-name="P1">- Tagline: "The Android for Humanoid Robots" or "Humanoid Operating System"</text:p>
      <text:p text:style-name="P1">- Optional: QR code to your website</text:p>
      <text:p text:style-name="P1"/>
      <text:p text:style-name="P1">=================================================================</text:p>
      <text:p text:style-name="P1">V. SOCIAL MEDIA</text:p>
      <text:p text:style-name="P1"><text:soft-page-break/>=================================================================</text:p>
      <text:p text:style-name="P1"/>
      <text:p text:style-name="P1">-------------------</text:p>
      <text:p text:style-name="P1">LINKEDIN COMPANY PAGE</text:p>
      <text:p text:style-name="P1">-------------------</text:p>
      <text:p text:style-name="P1"/>
      <text:p text:style-name="P1">1. Go to your HaGOLEM company page</text:p>
      <text:p text:style-name="P1">2. Click **Edit page** (top right)</text:p>
      <text:p text:style-name="P1">3. **Company logo:** Upload square icon version (400x400px)</text:p>
      <text:p text:style-name="P1">4. **Cover image:** Upload horizontal layout or banner version (1128x191px)</text:p>
      <text:p text:style-name="P1">5. **About section:** Add description and website link</text:p>
      <text:p text:style-name="P1">6. Click **Save**</text:p>
      <text:p text:style-name="P1"/>
      <text:p text:style-name="P1">LINKEDIN PERSONAL PROFILE:</text:p>
      <text:p text:style-name="P1">- Profile picture: Your headshot (not logo)</text:p>
      <text:p text:style-name="P1">- Banner: Can use HaGOLEM horizontal logo</text:p>
      <text:p text:style-name="P1">- In "Experience" section: Add HaGOLEM as current position</text:p>
      <text:p text:style-name="P1"/>
      <text:p text:style-name="P1">-------------------</text:p>
      <text:p text:style-name="P1">TWITTER/X</text:p>
      <text:p text:style-name="P1">-------------------</text:p>
      <text:p text:style-name="P1"/>
      <text:p text:style-name="P1">1. Go to your profile</text:p>
      <text:p text:style-name="P1">2. Click **Edit profile**</text:p>
      <text:p text:style-name="P1">3. **Profile picture:** Square icon version (400x400px)</text:p>
      <text:p text:style-name="P1">4. **Header image:** Horizontal layout or full logo centered (1500x500px)</text:p>
      <text:p text:style-name="P1">5. **Bio:** Add description and website link</text:p>
      <text:p text:style-name="P1">6. Save</text:p>
      <text:p text:style-name="P1"/>
      <text:p text:style-name="P1">-------------------</text:p>
      <text:p text:style-name="P1">FACEBOOK COMPANY PAGE</text:p>
      <text:p text:style-name="P1">-------------------</text:p>
      <text:p text:style-name="P1"/>
      <text:p text:style-name="P1">1. Go to your business page</text:p>
      <text:p text:style-name="P1">2. Click profile picture area → **Update**</text:p>
      <text:p text:style-name="P1">3. Upload square icon version (180x180px minimum)</text:p>
      <text:p text:style-name="P1">4. Click cover photo area → **Upload Photo**</text:p>
      <text:p text:style-name="P1">5. Upload horizontal logo or banner (820x312px)</text:p>
      <text:p text:style-name="P1"/>
      <text:p text:style-name="P1">-------------------</text:p>
      <text:p text:style-name="P1">INSTAGRAM (If Needed)</text:p>
      <text:p text:style-name="P1">-------------------</text:p>
      <text:p text:style-name="P1"/>
      <text:p text:style-name="P1">- Profile picture: Square icon version (320x320px)</text:p>
      <text:p text:style-name="P1">- Posts: Can use full logo with circle as occasional post</text:p>
      <text:p text:style-name="P1"/>
      <text:p text:style-name="P1">-------------------</text:p>
      <text:p text:style-name="P1">YOUTUBE (If You Create Videos)</text:p>
      <text:p text:style-name="P1">-------------------</text:p>
      <text:p text:style-name="P1"/>
      <text:p text:style-name="P1">- Channel icon: Square icon version (800x800px)</text:p>
      <text:p text:style-name="P1">- Channel art: Create banner with logo (2560x1440px)</text:p>
      <text:p text:style-name="P1"/>
      <text:p text:style-name="P1">=================================================================</text:p>
      <text:p text:style-name="P1">VI. POWERPOINT / GOOGLE SLIDES</text:p>
      <text:p text:style-name="P1">=================================================================</text:p>
      <text:p text:style-name="P1"/>
      <text:p text:style-name="P1">-------------------</text:p>
      <text:p text:style-name="P1">MICROSOFT POWERPOINT</text:p>
      <text:p text:style-name="P1">-------------------</text:p>
      <text:p text:style-name="P1"/>
      <text:p text:style-name="P1">STEP 1: Add to slide</text:p>
      <text:p text:style-name="P1">1. Open PowerPoint presentation</text:p>
      <text:p text:style-name="P1">2. Click **Insert** → **Pictures** → **This Device**</text:p>
      <text:p text:style-name="P1">3. Browse to your logo file</text:p>
      <text:p text:style-name="P1">4. Click **Insert**</text:p>
      <text:p text:style-name="P1">5. Position and resize</text:p>
      <text:p text:style-name="P1"/>
      <text:p text:style-name="P1">STEP 2: Add to all slides (Master Slide)</text:p>
      <text:p text:style-name="P1">1. Click **View** → **Slide Master**</text:p>
      <text:p text:style-name="P1">2. Click the top master slide</text:p>
      <text:p text:style-name="P1">3. Insert logo</text:p>
      <text:p text:style-name="P1">4. Position where you want it</text:p>
      <text:p text:style-name="P1">5. Click **Close Master View**</text:p>
      <text:p text:style-name="P1">6. Logo appears on all slides</text:p>
      <text:p text:style-name="P1"/>
      <text:p text:style-name="P1">-------------------</text:p>
      <text:p text:style-name="P1">GOOGLE SLIDES</text:p>
      <text:p text:style-name="P1">-------------------</text:p>
      <text:p text:style-name="P1"/>
      <text:p text:style-name="P1">STEP 1: Add to slide</text:p>
      <text:p text:style-name="P1">1. Open Google Slides presentation</text:p>
      <text:p text:style-name="P1">2. Click **Insert** → **Image** → **Upload from computer**</text:p>
      <text:p text:style-name="P1">3. Select your logo</text:p>
      <text:p text:style-name="P1">4. Click **Open**</text:p>
      <text:p text:style-name="P1">5. Position and resize</text:p>
      <text:p text:style-name="P1"/>
      <text:p text:style-name="P1">STEP 2: Add to all slides (Master)</text:p>
      <text:p text:style-name="P1">1. Click **Slide** → **Edit master**</text:p>
      <text:p text:style-name="P1">2. Click the master slide template</text:p>
      <text:p text:style-name="P1">3. Insert logo</text:p>
      <text:p text:style-name="P1">4. Position it</text:p>
      <text:p text:style-name="P1">5. Click **Close master view**</text:p>
      <text:p text:style-name="P1">6. Logo appears on all slides using that template</text:p>
      <text:p text:style-name="P1"/>
      <text:p text:style-name="P1">=================================================================</text:p>
      <text:p text:style-name="P1">VII. BEST PRACTICES &amp; SIZING</text:p>
      <text:p text:style-name="P1">=================================================================</text:p>
      <text:p text:style-name="P1"><text:soft-page-break/></text:p>
      <text:p text:style-name="P1">-------------------</text:p>
      <text:p text:style-name="P1">LOGO SIZES FOR DIFFERENT USES</text:p>
      <text:p text:style-name="P1">-------------------</text:p>
      <text:p text:style-name="P1"/>
      <text:p text:style-name="P1">| Use Case <text:s text:c="15"/>| Recommended Size <text:s/>| Which Version <text:s text:c="10"/>|</text:p>
      <text:p text:style-name="P1">|------------------------|-------------------|------------------------|</text:p>
      <text:p text:style-name="P1">| Website header <text:s text:c="8"/>| 150-250px wide <text:s text:c="3"/>| Horizontal layout <text:s text:c="5"/>|</text:p>
      <text:p text:style-name="P1">| Website favicon <text:s text:c="7"/>| 32x32 or 64x64px <text:s/>| Square icon only <text:s text:c="6"/>|</text:p>
      <text:p text:style-name="P1">| Document header <text:s text:c="7"/>| 1-2 inches wide <text:s text:c="2"/>| No circle version <text:s text:c="5"/>|</text:p>
      <text:p text:style-name="P1">| Business card <text:s text:c="9"/>| 0.75-1 inch <text:s text:c="6"/>| Full logo with circle <text:s/>|</text:p>
      <text:p text:style-name="P1">| Email signature <text:s text:c="7"/>| 150-200px wide <text:s text:c="3"/>| Horizontal or no circle|</text:p>
      <text:p text:style-name="P1">| Social media profile <text:s text:c="2"/>| 400x400px <text:s text:c="8"/>| Square icon version <text:s text:c="3"/>|</text:p>
      <text:p text:style-name="P1">| Presentation title <text:s text:c="4"/>| 300-400px wide <text:s text:c="3"/>| Full logo with circle <text:s/>|</text:p>
      <text:p text:style-name="P1">| Presentation header <text:s text:c="3"/>| 100-150px wide <text:s text:c="3"/>| Horizontal or no circle|</text:p>
      <text:p text:style-name="P1">| LinkedIn banner <text:s text:c="7"/>| 1128x191px <text:s text:c="7"/>| Horizontal layout <text:s text:c="5"/>|</text:p>
      <text:p text:style-name="P1">| Twitter header <text:s text:c="8"/>| 1500x500px <text:s text:c="7"/>| Horizontal centered <text:s text:c="3"/>|</text:p>
      <text:p text:style-name="P1">| Facebook cover <text:s text:c="8"/>| 820x312px <text:s text:c="8"/>| Horizontal centered <text:s text:c="3"/>|</text:p>
      <text:p text:style-name="P1">| Print (business card) <text:s/>| 300 DPI minimum <text:s text:c="2"/>| High-res version <text:s text:c="6"/>|</text:p>
      <text:p text:style-name="P1">| Print (banner/poster) <text:s/>| 300 DPI, large <text:s text:c="3"/>| Vector (SVG) preferred |</text:p>
      <text:p text:style-name="P1"/>
      <text:p text:style-name="P1">-------------------</text:p>
      <text:p text:style-name="P1">FILE ORGANIZATION</text:p>
      <text:p text:style-name="P1">-------------------</text:p>
      <text:p text:style-name="P1"/>
      <text:p text:style-name="P1">Create folders to organize your logos:</text:p>
      <text:p text:style-name="P1"/>
      <text:p text:style-name="P1">```</text:p>
      <text:p text:style-name="P1">/HaGOLEM-Logos/</text:p>
      <text:p text:style-name="P1"><text:s text:c="2"/>/Original/</text:p>
      <text:p text:style-name="P1"><text:s text:c="4"/>HaGOLEM-Logo-Full-Circle.jpg (1024x1024)</text:p>
      <text:p text:style-name="P1"><text:s text:c="2"/>/Variations/</text:p>
      <text:p text:style-name="P1"><text:s text:c="4"/>HaGOLEM-No-Circle.jpg</text:p>
      <text:p text:style-name="P1"><text:s text:c="4"/>HaGOLEM-Text-Only.jpg</text:p>
      <text:p text:style-name="P1"><text:s text:c="4"/>HaGOLEM-Black-White.jpg</text:p>
      <text:p text:style-name="P1"><text:s text:c="4"/>HaGOLEM-Horizontal.jpg</text:p>
      <text:p text:style-name="P1"><text:s text:c="2"/>/Web/</text:p>
      <text:p text:style-name="P1"><text:s text:c="4"/>HaGOLEM-Web-Header.png (250px)</text:p>
      <text:p text:style-name="P1"><text:s text:c="4"/>HaGOLEM-Favicon.png (32px)</text:p>
      <text:p text:style-name="P1"><text:s text:c="2"/>/Social/</text:p>
      <text:p text:style-name="P1"><text:s text:c="4"/>HaGOLEM-Profile-400x400.jpg</text:p>
      <text:p text:style-name="P1"><text:s text:c="4"/>HaGOLEM-Banner-1500x500.jpg</text:p>
      <text:p text:style-name="P1"><text:s text:c="2"/>/Print/</text:p>
      <text:p text:style-name="P1"><text:s text:c="4"/>HaGOLEM-High-Res.png (300 DPI)</text:p>
      <text:p text:style-name="P1">```</text:p>
      <text:p text:style-name="P1"/>
      <text:p text:style-name="P1">-------------------</text:p>
      <text:p text:style-name="P1">LOGO USAGE RULES (DO'S AND DON'TS)</text:p>
      <text:p text:style-name="P1">-------------------</text:p>
      <text:p text:style-name="P1"/>
      <text:p text:style-name="P1">✅ DO:</text:p>
      <text:p text:style-name="P1">- Maintain aspect ratio (don't stretch or squash)</text:p>
      <text:p text:style-name="P1">- Use on solid color backgrounds (white, light gray, dark blue)</text:p>
      <text:p text:style-name="P1">- Keep clear space around logo (at least 20% of logo height)</text:p>
      <text:p text:style-name="P1">- Use high-resolution files for printing</text:p>
      <text:p text:style-name="P1">- Use web-optimized (smaller) files for websites</text:p>
      <text:p text:style-name="P1"/>
      <text:p text:style-name="P1">❌ DON'T:</text:p>
      <text:p text:style-name="P1">- Change the gradient colors</text:p>
      <text:p text:style-name="P1">- Rotate the logo</text:p>
      <text:p text:style-name="P1">- Add effects (drop shadows, bevels, etc. - logo already has depth)</text:p>
      <text:p text:style-name="P1">- Place on busy/patterned backgrounds</text:p>
      <text:p text:style-name="P1">- Make smaller than 50px height (becomes unreadable)</text:p>
      <text:p text:style-name="P1">- Stretch disproportionately</text:p>
      <text:p text:style-name="P1">- Change the "HaGOLEM" font or spelling</text:p>
      <text:p text:style-name="P1"/>
      <text:p text:style-name="P1">-------------------</text:p>
      <text:p text:style-name="P1">COLOR Codes (For Consistency)</text:p>
      <text:p text:style-name="P1">-------------------</text:p>
      <text:p text:style-name="P1"/>
      <text:p text:style-name="P1">Use these exact colors when creating branded materials:</text:p>
      <text:p text:style-name="P1"/>
      <text:p text:style-name="P1">**Gradient Start (Cyan/Turquoise):**</text:p>
      <text:p text:style-name="P1">- HEX: #00D4FF or #1CD4D4</text:p>
      <text:p text:style-name="P1">- RGB: (0, 212, 255) or (28, 212, 212)</text:p>
      <text:p text:style-name="P1"/>
      <text:p text:style-name="P1">**Gradient End (Purple):**</text:p>
      <text:p text:style-name="P1">- HEX: #8B3DFF or #6B2C9E</text:p>
      <text:p text:style-name="P1">- RGB: (139, 61, 255) or (107, 44, 158)</text:p>
      <text:p text:style-name="P1"/>
      <text:p text:style-name="P1">**Text/Accent (Navy Blue):**</text:p>
      <text:p text:style-name="P1">- HEX: #1a2332</text:p>
      <text:p text:style-name="P1">- RGB: (26, 35, 50)</text:p>
      <text:p text:style-name="P1"/>
      <text:p text:style-name="P1">**White Outline:**</text:p>
      <text:p text:style-name="P1">- HEX: #FFFFFF</text:p>
      <text:p text:style-name="P1">- RGB: (255, 255, 255)</text:p>
      <text:p text:style-name="P1"/>
      <text:p text:style-name="P1">**Backgrounds that work well:**</text:p>
      <text:p text:style-name="P1">- Pure white (#FFFFFF)</text:p>
      <text:p text:style-name="P1">- Light gray (#F5F5F5)</text:p>
      <text:p text:style-name="P1">- Dark navy (#1a2332)</text:p>
      <text:p text:style-name="P1">- Black (#000000)</text:p>
      <text:p text:style-name="P1"/>
      <text:p text:style-name="P1">=================================================================</text:p>
      <text:p text:style-name="P1">VIII. FOR PRINTING</text:p>
      <text:p text:style-name="P1">=================================================================</text:p>
      <text:p text:style-name="P1"/>
      <text:p text:style-name="P1"><text:soft-page-break/>-------------------</text:p>
      <text:p text:style-name="P1">PRINT REQUIREMENTS</text:p>
      <text:p text:style-name="P1">-------------------</text:p>
      <text:p text:style-name="P1"/>
      <text:p text:style-name="P1">**For Professional Printing (Business Cards, Brochures, Banners):**</text:p>
      <text:p text:style-name="P1"/>
      <text:p text:style-name="P1">MINIMUM REQUIREMENTS:</text:p>
      <text:p text:style-name="P1">- Resolution: 300 DPI (dots per inch)</text:p>
      <text:p text:style-name="P1">- File format: PNG, TIFF, or PDF (not JPG for print)</text:p>
      <text:p text:style-name="P1">- Color mode: CMYK (not RGB) for offset printing</text:p>
      <text:p text:style-name="P1">- Size: Actual print size or larger</text:p>
      <text:p text:style-name="P1"/>
      <text:p text:style-name="P1">**Current 1024x1024 logo:**</text:p>
      <text:p text:style-name="P1">- Good for: Small prints up to 3.4 inches at 300 DPI</text:p>
      <text:p text:style-name="P1">- Not ideal for: Large banners, posters</text:p>
      <text:p text:style-name="P1"/>
      <text:p text:style-name="P1">-------------------</text:p>
      <text:p text:style-name="P1">HOW TO GET HIGHER RESOLUTION</text:p>
      <text:p text:style-name="P1">-------------------</text:p>
      <text:p text:style-name="P1"/>
      <text:p text:style-name="P1">**Option 1: Regenerate with Bing at higher specification**</text:p>
      <text:p text:style-name="P1">Use same prompt but add:</text:p>
      <text:p text:style-name="P1">"High resolution, 4K (3840x3840 pixels), suitable for professional printing, 300 DPI quality"</text:p>
      <text:p text:style-name="P1"/>
      <text:p text:style-name="P1">**Option 2: Use Vectorizer (Convert to Scalable)**</text:p>
      <text:p text:style-name="P1">1. Go to vectorizer.ai (free online tool)</text:p>
      <text:p text:style-name="P1">2. Upload your current PNG logo</text:p>
      <text:p text:style-name="P1">3. Click "Vectorize"</text:p>
      <text:p text:style-name="P1">4. Download as SVG file</text:p>
      <text:p text:style-name="P1">5. SVG can be scaled infinitely without quality loss</text:p>
      <text:p text:style-name="P1"/>
      <text:p text:style-name="P1">**Option 3: Use Upscaler**</text:p>
      <text:p text:style-name="P1">1. Go to imgupscaler.com or bigjpg.com</text:p>
      <text:p text:style-name="P1">2. Upload your 1024x1024 logo</text:p>
      <text:p text:style-name="P1">3. Upscale to 4096x4096 or larger</text:p>
      <text:p text:style-name="P1">4. Download high-res version</text:p>
      <text:p text:style-name="P1"/>
      <text:p text:style-name="P1">-------------------</text:p>
      <text:p text:style-name="P1">WORKING WITH PRINT SHOPS</text:p>
      <text:p text:style-name="P1">-------------------</text:p>
      <text:p text:style-name="P1"/>
      <text:p text:style-name="P1">When sending to professional printer:</text:p>
      <text:p text:style-name="P1"/>
      <text:p text:style-name="P1">PROVIDE:</text:p>
      <text:p text:style-name="P1">- High-resolution file (300 DPI minimum)</text:p>
      <text:p text:style-name="P1">- Vector file (SVG or PDF) if available</text:p>
      <text:p text:style-name="P1">- Color codes (provide HEX or RGB values)</text:p>
      <text:p text:style-name="P1">- Exact dimensions needed</text:p>
      <text:p text:style-name="P1"/>
      <text:p text:style-name="P1">ASK FOR:</text:p>
      <text:p text:style-name="P1">- Proof before final printing</text:p>
      <text:p text:style-name="P1">- Color matching (to ensure gradient looks right)</text:p>
      <text:p text:style-name="P1">- Premium paper stock for business cards</text:p>
      <text:p text:style-name="P1"/>
      <text:p text:style-name="P1">COMMON PRINT PRODUCTS:</text:p>
      <text:p text:style-name="P1">- Business cards: 3.5" x 2" (standard US)</text:p>
      <text:p text:style-name="P1">- Letterhead: 8.5" x 11" (standard letter size)</text:p>
      <text:p text:style-name="P1">- Brochures: Various sizes (tri-fold, bi-fold)</text:p>
      <text:p text:style-name="P1">- Banners: Custom sizes</text:p>
      <text:p text:style-name="P1">- T-shirts: Provide PNG with transparent background</text:p>
      <text:p text:style-name="P1"/>
      <text:p text:style-name="P1">=================================================================</text:p>
      <text:p text:style-name="P1">IX. QUICK START CHECKLIST</text:p>
      <text:p text:style-name="P1">=================================================================</text:p>
      <text:p text:style-name="P1"/>
      <text:p text:style-name="P1">-------------------</text:p>
      <text:p text:style-name="P1">DO THESE TODAY (15 Minutes Total)</text:p>
      <text:p text:style-name="P1">-------------------</text:p>
      <text:p text:style-name="P1"/>
      <text:p text:style-name="P1">☐ **Create letterhead template in LibreOffice Writer**</text:p>
      <text:p text:style-name="P1"><text:s text:c="3"/>- Insert logo (top left, 1.5 inches)</text:p>
      <text:p text:style-name="P1"><text:s text:c="3"/>- Add contact info in footer</text:p>
      <text:p text:style-name="P1"><text:s text:c="3"/>- Save as "HaGOLEM-Letterhead.odt"</text:p>
      <text:p text:style-name="P1"><text:s text:c="3"/>- Time: 5 minutes</text:p>
      <text:p text:style-name="P1"/>
      <text:p text:style-name="P1">☐ **Create presentation template in Impress**</text:p>
      <text:p text:style-name="P1"><text:s text:c="3"/>- Open Impress</text:p>
      <text:p text:style-name="P1"><text:s text:c="3"/>- Insert logo on master slide</text:p>
      <text:p text:style-name="P1"><text:s text:c="3"/>- Save as "HaGOLEM-Presentation.odp"</text:p>
      <text:p text:style-name="P1"><text:s text:c="3"/>- Time: 3 minutes</text:p>
      <text:p text:style-name="P1"/>
      <text:p text:style-name="P1">☐ **Add logo to email signature**</text:p>
      <text:p text:style-name="P1"><text:s text:c="3"/>- Upload logo</text:p>
      <text:p text:style-name="P1"><text:s text:c="3"/>- Add to Gmail/Outlook signature</text:p>
      <text:p text:style-name="P1"><text:s text:c="3"/>- Include contact info</text:p>
      <text:p text:style-name="P1"><text:s text:c="3"/>- Time: 5 minutes</text:p>
      <text:p text:style-name="P1"/>
      <text:p text:style-name="P1">☐ **Update LinkedIn profile**</text:p>
      <text:p text:style-name="P1"><text:s text:c="3"/>- Add logo as company logo</text:p>
      <text:p text:style-name="P1"><text:s text:c="3"/>- Update banner with horizontal version</text:p>
      <text:p text:style-name="P1"><text:s text:c="3"/>- Time: 2 minutes</text:p>
      <text:p text:style-name="P1"/>
      <text:p text:style-name="P1">-------------------</text:p>
      <text:p text:style-name="P1">DO THESE THIS WEEK</text:p>
      <text:p text:style-name="P1">-------------------</text:p>
      <text:p text:style-name="P1"/>
      <text:p text:style-name="P1">☐ **Design business cards**</text:p>
      <text:p text:style-name="P1"><text:s text:c="3"/>- Use Canva or LibreOffice Draw</text:p>
      <text:p text:style-name="P1"><text:soft-page-break/><text:s text:c="3"/>- Order 250-500 cards</text:p>
      <text:p text:style-name="P1"><text:s text:c="3"/>- Time: 30 minutes + delivery time</text:p>
      <text:p text:style-name="P1"/>
      <text:p text:style-name="P1">☐ **Update website**</text:p>
      <text:p text:style-name="P1"><text:s text:c="3"/>- Add logo to header</text:p>
      <text:p text:style-name="P1"><text:s text:c="3"/>- Add favicon</text:p>
      <text:p text:style-name="P1"><text:s text:c="3"/>- Time: 15 minutes</text:p>
      <text:p text:style-name="P1"/>
      <text:p text:style-name="P1">☐ **Create branded templates**</text:p>
      <text:p text:style-name="P1"><text:s text:c="3"/>- Investor pitch deck template</text:p>
      <text:p text:style-name="P1"><text:s text:c="3"/>- One-pager template</text:p>
      <text:p text:style-name="P1"><text:s text:c="3"/>- Email newsletter template</text:p>
      <text:p text:style-name="P1"><text:s text:c="3"/>- Time: 1 hour</text:p>
      <text:p text:style-name="P1"/>
      <text:p text:style-name="P1">-------------------</text:p>
      <text:p text:style-name="P1">DO THESE EVENTUALLY</text:p>
      <text:p text:style-name="P1">-------------------</text:p>
      <text:p text:style-name="P1"/>
      <text:p text:style-name="P1">☐ Generate all logo variations (no circle, text-only, etc.)</text:p>
      <text:p text:style-name="P1">☐ Create social media graphics templates</text:p>
      <text:p text:style-name="P1">☐ Order promotional materials (t-shirts, stickers)</text:p>
      <text:p text:style-name="P1">☐ Create video intro with logo animation</text:p>
      <text:p text:style-name="P1">☐ Design trade show materials</text:p>
      <text:p text:style-name="P1"/>
      <text:p text:style-name="P1">=================================================================</text:p>
      <text:p text:style-name="P1">TROUBLESHOOTING</text:p>
      <text:p text:style-name="P1">=================================================================</text:p>
      <text:p text:style-name="P1"/>
      <text:p text:style-name="P1">**PROBLEM: Logo looks blurry**</text:p>
      <text:p text:style-name="P1">SOLUTION: Use higher resolution file, ensure you're not stretching it</text:p>
      <text:p text:style-name="P1"/>
      <text:p text:style-name="P1">**PROBLEM: Colors look different when printed**</text:p>
      <text:p text:style-name="P1">SOLUTION: Provide printer with exact color codes (HEX/RGB), ask for color proof</text:p>
      <text:p text:style-name="P1"/>
      <text:p text:style-name="P1">**PROBLEM: Logo too large/small in email**</text:p>
      <text:p text:style-name="P1">SOLUTION: Right-click → resize to 150-200px width</text:p>
      <text:p text:style-name="P1"/>
      <text:p text:style-name="P1">**PROBLEM: Can't upload to website**</text:p>
      <text:p text:style-name="P1">SOLUTION: Check file size (should be under 1MB), ensure it's JPG or PNG format</text:p>
      <text:p text:style-name="P1"/>
      <text:p text:style-name="P1">**PROBLEM: Logo doesn't show in LibreOffice**</text:p>
      <text:p text:style-name="P1">SOLUTION: Ensure file path is correct, try Insert → Image again</text:p>
      <text:p text:style-name="P1"/>
      <text:p text:style-name="P1">**PROBLEM: "L" is still obscured in generated logos**</text:p>
      <text:p text:style-name="P1">SOLUTION: Use "Customize" in Bing, add "extra letter spacing, clearly visible L"</text:p>
      <text:p text:style-name="P1"/>
      <text:p text:style-name="P1">=================================================================</text:p>
      <text:p text:style-name="P1">NEED MORE HELP?</text:p>
      <text:p text:style-name="P1">=================================================================</text:p>
      <text:p text:style-name="P1"/>
      <text:p text:style-name="P1">For specific questions:</text:p>
      <text:p text:style-name="P1">- LibreOffice: Help → LibreOffice Help</text:p>
      <text:p text:style-name="P1">- Website: Contact your web hosting support</text:p>
      <text:p text:style-name="P1">- Printing: Ask your print shop for guidance</text:p>
      <text:p text:style-name="P1">- Design: Use Canva tutorials (canva.com/learn)</text:p>
      <text:p text:style-name="P1"/>
      <text:p text:style-name="P1">Common resources:</text:p>
      <text:p text:style-name="P1">- LibreOffice documentation: libreoffice.org/get-help/documentation</text:p>
      <text:p text:style-name="P1">- Canva tutorials: canva.com/learn</text:p>
      <text:p text:style-name="P1">- Business card printing: vistaprint.com, moo.com</text:p>
      <text:p text:style-name="P1">- Logo vectorization: vectorizer.ai</text:p>
      <text:p text:style-name="P1"/>
      <text:p text:style-name="P1">=================================================================</text:p>
      <text:p text:style-name="P1">FINAL TIPS</text:p>
      <text:p text:style-name="P1">=================================================================</text:p>
      <text:p text:style-name="P1"/>
      <text:p text:style-name="P1">1. **Consistency is key:** Use the same logo version across similar contexts</text:p>
      <text:p text:style-name="P1">2. **Keep originals safe:** Always save high-resolution originals in a safe place</text:p>
      <text:p text:style-name="P1">3. **Test before bulk printing:** Order 1-2 samples before ordering 500 business cards</text:p>
      <text:p text:style-name="P1">4. **Update everywhere:** When you update the logo, update it across all platforms</text:p>
      <text:p text:style-name="P1">5. **Professional help:** For large projects (trade show booth, vehicle wrap), hire a designer</text:p>
      <text:p text:style-name="P1"/>
      <text:p text:style-name="P1">Your logo is now ready to represent HaGOLEM professionally everywhere! 🚀</text:p>
      <text:p text:style-name="P1"/>
      <text:p text:style-name="P1">=================================================================</text:p>
      <text:p text:style-name="P1">END OF GUIDE</text:p>
      <text:p text:style-name="P1">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9:54:17.758959000</meta:creation-date>
    <dc:date>2025-11-29T19:54:53.193756900</dc:date>
    <meta:editing-duration>PT35S</meta:editing-duration>
    <meta:editing-cycles>1</meta:editing-cycles>
    <meta:document-statistic meta:table-count="0" meta:image-count="0" meta:object-count="0" meta:page-count="7" meta:paragraph-count="534" meta:word-count="2547" meta:character-count="18351" meta:non-whitespace-character-count="15978"/>
    <meta:generator>LibreOffice/25.8.3.2$Windows_X86_64 LibreOffice_project/8ca8d55c161d602844f5428fa4b58097424e324e</meta:generator>
  </office:meta>
</office:document-meta>
</file>